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0_02-27-57_000.jpg</text:p>
          </table:table-cell>
          <table:table-cell table:style-name="ce20" office:value-type="string">
            <text:p>:m other / log / 寝る前　ウェブ閲覧　記録　（for オナニー） / 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0_02-28-01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0_08-00-48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0_08-17-31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0_08-17-59_000.jpg</text:p>
          </table:table-cell>
          <table:table-cell table:style-name="ce19" office:value-type="string">
            <text:p>:m :th / topic=やろうとしていることについて / content=俺がやろうとしていることは、新しいことじゃあない。誰もが思っていること。を、実際にやろうとしてる。だけ。 / lang=ja || :m :th / topic=「済度」について（仏教用語） / content=「済度」とは。その人が本来持っている能力に気づき、それを使えるように、手助けする。その人が自身で伸ばせる状態へ、「渡す」こと。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th / topic=やろうとしていることについて / content=俺がやろうとしていることは、新しいことじゃあない。誰もが思っていること。を、実際にやろうとしてる。だけ。 / lang=ja || :m :th / topic=「済度」について（仏教用語） / content=「済度」とは。その人が本来持っている能力に気づき、それを使えるように、手助けする。その人が自身で伸ばせる状態へ、「渡す」こと。 / lang=ja">
            <text:p>:m :th / topic=やろうとしていることについて / content=俺がやろうとしていることは、新しいことじゃあない。誰もが思っていること。を、実際にやろうとしてる。だけ。 / lang=ja || :m :th / topic=「済度」について（仏教用語） / content=「済度」とは。その人が本来持っている能力に気づき、それを使えるように、手助けする。その人が自身で伸ばせる状態へ、「渡す」こと。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0_12-30-08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0_15-48-34_000.jpg</text:p>
          </table:table-cell>
          <table:table-cell table:style-name="ce19" office:value-type="string">
            <text:p>:m RES 1*2 / free# JVEMV6 76#_51:1 / 76. physics / w=~,topics=ルベーグ積分；ガンマ関数；ゼータ関数,other=calc+;i+,s=~,i=~,doc=r-2-7~2#5.3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76#_51:1 / 76. physics / w=~,topics=ルベーグ積分；ガンマ関数；ゼータ関数,other=calc+;i+,s=~,i=~,doc=r-2-7~2#5.3">
            <text:p>:m RES 1*2 / free# JVEMV6 76#_51:1 / 76. physics / w=~,topics=ルベーグ積分；ガンマ関数；ゼータ関数,other=calc+;i+,s=~,i=~,doc=r-2-7~2#5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0_15-49-00_000.jpg</text:p>
          </table:table-cell>
          <table:table-cell table:style-name="ce19" office:value-type="string">
            <text:p>:m RES 2*2 / free# JVEMV6 76#_51:1 / 76. physics / w=~,topics=ルベーグ積分；ガンマ関数；ゼータ関数,other=i+,s=~,i=~,doc=r-2-7~2#5.3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76#_51:1 / 76. physics / w=~,topics=ルベーグ積分；ガンマ関数；ゼータ関数,other=i+,s=~,i=~,doc=r-2-7~2#5.3">
            <text:p>:m RES 2*2 / free# JVEMV6 76#_51:1 / 76. physics / w=~,topics=ルベーグ積分；ガンマ関数；ゼータ関数,other=i+,s=~,i=~,doc=r-2-7~2#5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0_16-46-27_000.jpg</text:p>
          </table:table-cell>
          <table:table-cell table:style-name="ce19" office:value-type="string">
            <text:p>:m 食べた物　間食 / お菓子,other=ケーキ。お母さんがもらってきたか。「スフレ」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食べた物　間食 / お菓子,other=ケーキ。お母さんがもらってきたか。「スフレ」">
            <text:p>:m 食べた物　間食 / お菓子,other=ケーキ。お母さんがもらってきたか。「スフレ」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10_21-21-5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0_18-31-41_000.mp4</text:p>
          </table:table-cell>
          <table:table-cell table:style-name="ce19" office:value-type="string">
            <text:p>:VIDEO / @自室 / 記録 / jap.flute / 演奏、play / R=1 / todays-melody,notes=,Re+,other=file-id:2021-12-10_18-31-41_000.mp4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VIDEO / @自室 / 記録 / jap.flute / 演奏、play / R=1 / todays-melody,notes=,Re+,other=file-id:2021-12-10_18-31-41_000.mp4">
            <text:p>:VIDEO / @自室 / 記録 / jap.flute / 演奏、play / R=1 / todays-melody,notes=,Re+,other=file-id:2021-12-10_18-31-41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0_18-40-56_000.mp4</text:p>
          </table:table-cell>
          <table:table-cell table:style-name="ce19" office:value-type="string">
            <text:p>:VIDEO / @自室 / 記録 / jap.flute / 演奏、play / R=2 / todays-melody,notes=,Re+,other=file-id:2021-12-10_18-40-56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VIDEO / @自室 / 記録 / jap.flute / 演奏、play / R=2 / todays-melody,notes=,Re+,other=file-id:2021-12-10_18-40-56_000.mp4">
            <text:p>:VIDEO / @自室 / 記録 / jap.flute / 演奏、play / R=2 / todays-melody,notes=,Re+,other=file-id:2021-12-10_18-40-56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10_18-44-47_000.mp4</text:p>
          </table:table-cell>
          <table:table-cell table:style-name="ce19" office:value-type="string">
            <text:p>:VIDEO / @自室 / 記録 / jap.flute / 演奏、play / R=3 / todays-melody,notes=,Re+,other=file-id:2021-12-10_18-40-56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VIDEO / @自室 / 記録 / jap.flute / 演奏、play / R=3 / todays-melody,notes=,Re+,other=file-id:2021-12-10_18-40-56_000.mp4">
            <text:p>:VIDEO / @自室 / 記録 / jap.flute / 演奏、play / R=3 / todays-melody,notes=,Re+,other=file-id:2021-12-10_18-40-56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1-12-10_18-47-18_000.mp4</text:p>
          </table:table-cell>
          <table:table-cell table:style-name="ce19" office:value-type="string">
            <text:p>:VIDEO / @自室 / 記録 / jap.flute / 演奏、play / R=4 / todays-melody,notes=,Re+,other=file-id:2021-12-10_18-40-56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jap.flute / 演奏、play / R=4 / todays-melody,notes=,Re+,other=file-id:2021-12-10_18-40-56_000.mp4">
            <text:p>:VIDEO / @自室 / 記録 / jap.flute / 演奏、play / R=4 / todays-melody,notes=,Re+,other=file-id:2021-12-10_18-40-56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2-10_18-56-24_000.mp4</text:p>
          </table:table-cell>
          <table:table-cell table:style-name="ce19" office:value-type="string">
            <text:p>:VIDEO / @自室 / 記録 / jap.flute / 演奏、play / R=5 / todays-melody,notes=,Re+,other=file-id:2021-12-10_18-56-24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5 / todays-melody,notes=,Re+,other=file-id:2021-12-10_18-56-24_000.mp4">
            <text:p>:VIDEO / @自室 / 記録 / jap.flute / 演奏、play / R=5 / todays-melody,notes=,Re+,other=file-id:2021-12-10_18-56-24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2021/12/11</text:date>, <text:time>00:34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1T00:34:54.48</dc:date>
    <dc:creator>iwabuchi ken</dc:creator>
    <meta:editing-duration>P40DT19H13M16S</meta:editing-duration>
    <meta:editing-cycles>13978</meta:editing-cycles>
    <meta:document-statistic meta:table-count="1" meta:cell-count="459" meta:object-count="0"/>
    <meta:user-defined meta:name="qrichtext">1</meta:user-defined>
  </office:meta>
</office:document-meta>
</file>